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ce4"/>
        <table:table-row table:style-name="ro1">
          <table:table-cell/>
          <table:table-cell table:style-name="ce1" office:value-type="string" calcext:value-type="string" table:number-columns-spanned="2" table:number-rows-spanned="1">
            <text:p>Parts list for one MPU-9150 breakout</text:p>
          </table:table-cell>
          <table:covered-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Part #</text:p>
          </table:table-cell>
          <table:table-cell table:style-name="Default" office:value-type="string" calcext:value-type="string">
            <text:p>Cost (ea)</text:p>
          </table:table-cell>
          <table:table-cell table:style-name="Default" office:value-type="string" calcext:value-type="string">
            <text:p>Line Cos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PU-9150</text:p>
          </table:table-cell>
          <table:table-cell table:style-name="Default" office:value-type="string" calcext:value-type="string">
            <text:p>QFN24</text:p>
          </table:table-cell>
          <table:table-cell office:value-type="string" calcext:value-type="string">
            <text:p>Invensense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1428-1009-1-ND</text:p>
          </table:table-cell>
          <table:table-cell office:value-type="currency" office:currency="AUD" office:value="16.41" calcext:value-type="currency">
            <text:p>$16.41</text:p>
          </table:table-cell>
          <table:table-cell table:formula="of:=[.B3]*[.H3]" office:value-type="currency" office:currency="AUD" office:value="16.41" calcext:value-type="currency">
            <text:p>$16.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C5205 3.3V regulator 150mA</text:p>
          </table:table-cell>
          <table:table-cell table:style-name="Default" office:value-type="string" calcext:value-type="string">
            <text:p>SOT23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6-1259-1-ND</text:p>
          </table:table-cell>
          <table:table-cell office:value-type="currency" office:currency="AUD" office:value="0.79" calcext:value-type="currency">
            <text:p>$0.79</text:p>
          </table:table-cell>
          <table:table-cell table:formula="of:=[.B4]*[.H4]" office:value-type="currency" office:currency="AUD" office:value="0.79" calcext:value-type="currency">
            <text:p>$0.7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 resistor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50 resistor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.7u capacitor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1u capacitor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2n capacitor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n capacitor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0p capacitor</text:p>
          </table:table-cell>
          <table:table-cell office:value-type="string" calcext:value-type="string">
            <text:p>0805</text:p>
          </table:table-cell>
          <table:table-cell table:number-columns-repeated="2"/>
          <table:table-cell office:value-type="string" calcext:value-type="string">
            <text:p>instock</text:p>
          </table:table-cell>
          <table:table-cell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8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ST SH plug 5 way</text:p>
          </table:table-cell>
          <table:table-cell office:value-type="string" calcext:value-type="string">
            <text:p>1mm side entry smd</text:p>
          </table:table-cell>
          <table:table-cell office:value-type="string" calcext:value-type="string">
            <text:p>JS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 circuit board</text:p>
          </table:table-cell>
          <table:table-cell table:style-name="Default" office:value-type="string" calcext:value-type="string">
            <text:p>oshpark.com</text:p>
          </table:table-cell>
          <table:table-cell table:number-columns-repeated="3"/>
          <table:table-cell office:value-type="currency" office:currency="AUD" office:value="3.62" calcext:value-type="currency">
            <text:p>$3.62</text:p>
          </table:table-cell>
          <table:table-cell table:formula="of:=[.H14]*[.B14]" office:value-type="currency" office:currency="AUD" office:value="3.62" calcext:value-type="currency">
            <text:p>$3.6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office:value-type="string" calcext:value-type="string">
            <text:p>Total</text:p>
          </table:table-cell>
          <table:table-cell table:formula="of:=SUM([.I3:.I14])" office:value-type="currency" office:currency="AUD" office:value="20.82" calcext:value-type="currency">
            <text:p>$20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ryd </meta:initial-creator>
    <meta:creation-date>2015-07-13T18:30:26.178725909</meta:creation-date>
    <meta:generator>LibreOffice/4.2.8.2$Linux_X86_64 LibreOffice_project/420m0$Build-2</meta:generator>
    <dc:date>2015-07-13T18:48:29.938600113</dc:date>
    <dc:creator>jarryd </dc:creator>
    <meta:editing-duration>PT10M5S</meta:editing-duration>
    <meta:editing-cycles>16</meta:editing-cycles>
    <meta:document-statistic meta:table-count="1" meta:cell-count="74" meta:object-count="0"/>
  </office:meta>
</office:document-meta>
</file>